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226c4a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normal" officeooo:rsid="00226c4a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210c42" officeooo:paragraph-rsid="00210c42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226c4a" style:letter-kerning="false" style:language-asian="ru" style:country-asian="RU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e8d07" style:font-size-asian="12pt" style:font-name-complex="Times New Roman1" style:font-size-complex="12pt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normal" officeooo:rsid="0010816b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officeooo:paragraph-rsid="00176ca3"/>
    </style:style>
    <style:style style:name="P27" style:family="paragraph" style:parent-style-name="List_20_Paragraph">
      <style:paragraph-properties fo:margin-left="0in" fo:margin-right="0in" fo:margin-top="0.0835in" fo:margin-bottom="0in" style:contextual-spacing="true" fo:line-height="100%" fo:text-align="justify" style:justify-single-word="false" fo:text-indent="0in" style:auto-text-indent="false"/>
      <style:text-properties fo:font-variant="normal" fo:text-transform="none" fo:color="#000000" loext:opacity="100%" style:font-name="Times New Roman" fo:font-size="12pt" fo:font-style="normal" fo:font-weight="normal" officeooo:rsid="001e8ac4" officeooo:paragraph-rsid="00203ef9" style:font-size-asian="12pt" style:font-weight-asian="normal" style:font-name-complex="Times New Roman1" style:font-size-complex="12pt" style:font-weight-complex="normal"/>
    </style:style>
    <style:style style:name="P28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203ef9" style:font-size-asian="12pt" style:font-name-complex="Times New Roman1" style:font-size-complex="12pt"/>
    </style:style>
    <style:style style:name="P29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203ef9" officeooo:paragraph-rsid="00203ef9" style:font-size-asian="12pt" style:font-name-complex="Times New Roman1" style:font-size-complex="12pt"/>
    </style:style>
    <style:style style:name="P30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203ef9" officeooo:paragraph-rsid="00210c42" style:font-size-asian="12pt" style:font-name-complex="Times New Roman1" style:font-size-complex="12pt"/>
    </style:style>
    <style:style style:name="P3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fo:font-weight="normal" officeooo:rsid="00203ef9" officeooo:paragraph-rsid="00203ef9" style:font-size-asian="12pt" style:font-weight-asian="normal" style:font-name-complex="Times New Roman1" style:font-size-complex="12pt" style:font-weight-complex="normal"/>
    </style:style>
    <style:style style:name="P3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font-variant="normal" fo:text-transform="none" fo:color="#000000" loext:opacity="100%" style:font-name="Times New Roman" fo:font-size="12pt" fo:font-style="normal" fo:font-weight="normal" officeooo:rsid="001e8ac4" officeooo:paragraph-rsid="00203ef9" style:font-size-asian="12pt" style:font-weight-asian="normal" style:font-name-complex="Times New Roman1" style:font-size-complex="12pt" style:font-weight-complex="normal"/>
    </style:style>
    <style:style style:name="P33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officeooo:rsid="000555cd" officeooo:paragraph-rsid="00210c42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4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officeooo:rsid="000555cd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5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officeooo:paragraph-rsid="000ff5d5" style:font-size-asian="12pt" style:font-name-complex="Times New Roman1" style:font-size-complex="12pt"/>
    </style:style>
    <style:style style:name="P36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officeooo:rsid="00252130" officeooo:paragraph-rsid="00252130"/>
    </style:style>
    <style:style style:name="P3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252130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252130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252130" style:font-size-asian="12pt" style:font-name-complex="Times New Roman1" style:font-size-complex="12pt"/>
    </style:style>
    <style:style style:name="P4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Consolas"/>
    </style:style>
    <style:style style:name="T5" style:family="text">
      <style:text-properties style:font-name="Consolas" fo:font-size="12pt" style:font-size-asian="12pt" style:font-name-complex="Times New Roman1" style:font-size-complex="12pt"/>
    </style:style>
    <style:style style:name="T6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7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8" style:family="text">
      <style:text-properties style:font-name="Consolas" fo:font-size="10pt" fo:language="en" fo:country="US" officeooo:rsid="00226c4a" style:font-size-asian="10pt" style:font-name-complex="Times New Roman1" style:font-size-complex="10pt"/>
    </style:style>
    <style:style style:name="T9" style:family="text">
      <style:text-properties style:font-name="Consolas" fo:font-size="10pt" fo:language="en" fo:country="US" fo:font-weight="normal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font-name="Consolas" fo:font-size="10pt" fo:language="en" fo:country="US" fo:font-weight="normal" officeooo:rsid="00226c4a" style:font-size-asian="10pt" style:font-weight-asian="normal" style:font-name-complex="Times New Roman1" style:font-size-complex="10pt" style:font-weight-complex="normal"/>
    </style:style>
    <style:style style:name="T11" style:family="text">
      <style:text-properties style:font-name="Consolas" fo:font-weight="normal" style:font-weight-asian="normal" style:font-weight-complex="normal"/>
    </style:style>
    <style:style style:name="T12" style:family="text">
      <style:text-properties style:font-name="Consolas" fo:font-weight="normal" officeooo:rsid="00226c4a" style:font-weight-asian="normal" style:font-weight-complex="normal"/>
    </style:style>
    <style:style style:name="T13" style:family="text">
      <style:text-properties fo:font-variant="normal" fo:text-transform="none" style:font-name="Times New Roman" fo:font-size="12pt" fo:font-style="normal" fo:font-weight="bold" officeooo:rsid="0013b5d4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variant="normal" fo:text-transform="none" style:font-name="Times New Roman" fo:font-size="12pt" fo:font-style="normal" fo:font-weight="normal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variant="normal" fo:text-transform="none" style:font-name="Times New Roman" fo:font-size="12pt" fo:font-style="normal" fo:font-weight="normal" officeooo:rsid="00203ef9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variant="normal" fo:text-transform="none" style:font-name="Times New Roman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Times New Roman" fo:font-style="normal" fo:font-weight="normal" officeooo:rsid="001e8ac4" style:font-weight-asian="normal" style:font-weight-complex="normal"/>
    </style:style>
    <style:style style:name="T18" style:family="text">
      <style:text-properties fo:font-variant="normal" fo:text-transform="none" style:font-name="Times New Roman" fo:font-style="normal" fo:font-weight="normal" officeooo:rsid="00203ef9" style:font-weight-asian="normal" style:font-weight-complex="normal"/>
    </style:style>
    <style:style style:name="T19" style:family="text">
      <style:text-properties fo:font-variant="normal" fo:text-transform="none" style:font-name="Times New Roman" fo:font-style="normal" fo:font-weight="normal" officeooo:rsid="00210c42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e8ac4" style:font-weight-asian="normal" style:font-weight-complex="normal"/>
    </style:style>
    <style:style style:name="T22" style:family="text">
      <style:text-properties fo:font-weight="normal" officeooo:rsid="00210c42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e8d07" style:font-weight-asian="bold" style:font-weight-complex="bold"/>
    </style:style>
    <style:style style:name="T25" style:family="text">
      <style:text-properties fo:font-weight="bold" officeooo:rsid="00252130" style:font-weight-asian="bold" style:font-weight-complex="bold"/>
    </style:style>
    <style:style style:name="T26" style:family="text">
      <style:text-properties officeooo:rsid="00176ca3"/>
    </style:style>
    <style:style style:name="T27" style:family="text">
      <style:text-properties officeooo:rsid="00203ef9"/>
    </style:style>
    <style:style style:name="T28" style:family="text">
      <style:text-properties officeooo:rsid="00226c4a"/>
    </style:style>
    <style:style style:name="T29" style:family="text">
      <style:text-properties officeooo:rsid="00252130"/>
    </style:style>
    <style:style style:name="T30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3">Постановка задачи</text:span></text:p>
      <text:p text:style-name="P37"><text:span text:style-name="T15">С</text:span><text:span text:style-name="T14">оздать абстрактный класс Pet, классы Cat и Dog, наследующиеся от Pet и класс FamilyPets</text:span></text:p>
      <text:p text:style-name="P35"/>
      <text:p text:style-name="P4">Исходные тексты программы</text:p>
      <text:p text:style-name="P13"><text:span text:style-name="T1">Файлы с исходными текстами лабораторной работы (полагаем </text:span><text:span text:style-name="T5">&lt;</text:span><text:span text:style-name="T6">ROOT</text:span><text:span text:style-name="T5">&gt;</text:span><text:span text:style-name="T1"> для папки в котором располагаются исходные тексты):</text:span></text:p>
      <text:p text:style-name="P16">./&lt;ROOT&gt;/main.cpp</text:p>
      <text:p text:style-name="P23">#include &lt;iostream&gt;</text:p>
      <text:p text:style-name="P23">#include "pet.hpp"</text:p>
      <text:p text:style-name="P23">#include "dog.hpp"</text:p>
      <text:p text:style-name="P23">#include "cat.hpp"</text:p>
      <text:p text:style-name="P23">#include "familyPets.hpp"</text:p>
      <text:p text:style-name="P23"/>
      <text:p text:style-name="P23">int main()</text:p>
      <text:p text:style-name="P23">{</text:p>
      <text:p text:style-name="P23"><text:s text:c="2"/>rebdev::Dog dog;</text:p>
      <text:p text:style-name="P23"><text:s text:c="2"/>rebdev::Dog * pDog = &amp;dog;</text:p>
      <text:p text:style-name="P23"><text:s text:c="2"/>rebdev::Cat cat;</text:p>
      <text:p text:style-name="P23"><text:s text:c="2"/>rebdev::Cat * pCat = &amp;cat;</text:p>
      <text:p text:style-name="P23"><text:s text:c="2"/>rebdev::Pet * pPet = nullptr;</text:p>
      <text:p text:style-name="P23"><text:s text:c="2"/>std::cout &lt;&lt; pDog-&gt;name() &lt;&lt; " " &lt;&lt; pDog-&gt;voice() &lt;&lt; '\n';</text:p>
      <text:p text:style-name="P23"><text:s text:c="2"/>std::cout &lt;&lt; pCat-&gt;name() &lt;&lt; " " &lt;&lt; pCat-&gt;voice() &lt;&lt; '\n';</text:p>
      <text:p text:style-name="P23"/>
      <text:p text:style-name="P23"><text:s text:c="2"/>pPet = &amp;cat;</text:p>
      <text:p text:style-name="P23"><text:s text:c="2"/>std::cout &lt;&lt; (*pPet).name() &lt;&lt; " " &lt;&lt; (*pPet).voice() &lt;&lt; '\n';</text:p>
      <text:p text:style-name="P23"/>
      <text:p text:style-name="P23"><text:s text:c="2"/>pPet = &amp;dog;</text:p>
      <text:p text:style-name="P23"><text:s text:c="2"/>std::cout &lt;&lt; (*pPet).name() &lt;&lt; " " &lt;&lt; (*pPet).voice() &lt;&lt; '\n';</text:p>
      <text:p text:style-name="P23"/>
      <text:p text:style-name="P23"><text:s text:c="2"/>rebdev::FamilyPets family;</text:p>
      <text:p text:style-name="P23"><text:s text:c="2"/>family + pCat;</text:p>
      <text:p text:style-name="P23"><text:s text:c="2"/>family + pDog;</text:p>
      <text:p text:style-name="P23"/>
      <text:p text:style-name="P23"><text:s text:c="2"/>family.voice();</text:p>
      <text:p text:style-name="P23"><text:s text:c="2"/>family.name();</text:p>
      <text:p text:style-name="P23"><text:s text:c="2"/>return 0;</text:p>
      <text:p text:style-name="P23">}</text:p>
      <text:p text:style-name="P17"/>
      <text:p text:style-name="P18">./&lt;ROOT&gt;/<text:span text:style-name="T29">pet.hpp</text:span></text:p>
      <text:p text:style-name="P39">#ifndef PET_HPP</text:p>
      <text:p text:style-name="P23">#define PET_HPP</text:p>
      <text:p text:style-name="P23">namespace rebdev</text:p>
      <text:p text:style-name="P23">{</text:p>
      <text:p text:style-name="P23"><text:s text:c="2"/>class Pet</text:p>
      <text:p text:style-name="P23"><text:s text:c="2"/>{</text:p>
      <text:p text:style-name="P23"><text:s text:c="4"/>public:</text:p>
      <text:p text:style-name="P23"><text:s text:c="6"/>virtual char * voice() = 0;</text:p>
      <text:p text:style-name="P23"><text:s text:c="6"/>virtual char * name() = 0;</text:p>
      <text:p text:style-name="P23"><text:s text:c="2"/>};</text:p>
      <text:p text:style-name="P23">}</text:p>
      <text:p text:style-name="P23"><text:soft-page-break/>#endif</text:p>
      <text:p text:style-name="P17"/>
      <text:p text:style-name="P21"><text:span text:style-name="T23">./&lt;ROOT&gt;/</text:span><text:span text:style-name="T25">cat.hpp</text:span></text:p>
      <text:p text:style-name="P39">#ifndef CAT_HPP</text:p>
      <text:p text:style-name="P23">#define CAT_HPP</text:p>
      <text:p text:style-name="P23">#include "pet.hpp"</text:p>
      <text:p text:style-name="P23">namespace rebdev</text:p>
      <text:p text:style-name="P23">{</text:p>
      <text:p text:style-name="P23"><text:s text:c="2"/>class Cat: public Pet</text:p>
      <text:p text:style-name="P23"><text:s text:c="2"/>{</text:p>
      <text:p text:style-name="P23"><text:s text:c="4"/>public:</text:p>
      <text:p text:style-name="P23"><text:s text:c="4"/>Cat();</text:p>
      <text:p text:style-name="P23"><text:s text:c="4"/>Cat(char * voice, char * name);</text:p>
      <text:p text:style-name="P23"/>
      <text:p text:style-name="P23"><text:s text:c="4"/>char * voice();</text:p>
      <text:p text:style-name="P23"><text:s text:c="4"/>char * name();</text:p>
      <text:p text:style-name="P23"/>
      <text:p text:style-name="P23"><text:s text:c="4"/>private:</text:p>
      <text:p text:style-name="P23"><text:s text:c="4"/>char * name_;</text:p>
      <text:p text:style-name="P23"><text:s text:c="4"/>char * voice_;</text:p>
      <text:p text:style-name="P23"><text:s text:c="2"/>};</text:p>
      <text:p text:style-name="P23">}</text:p>
      <text:p text:style-name="P23">#endif</text:p>
      <text:p text:style-name="P20"/>
      <text:p text:style-name="P20">./&lt;ROOT&gt;/<text:span text:style-name="T29">cat.cpp</text:span></text:p>
      <text:p text:style-name="P40">#include "cat.hpp"</text:p>
      <text:p text:style-name="P24"/>
      <text:p text:style-name="P24">rebdev::Cat::Cat():</text:p>
      <text:p text:style-name="P24"><text:s text:c="2"/>voice_("Miau"),</text:p>
      <text:p text:style-name="P24"><text:s text:c="2"/>name_("Barsik")</text:p>
      <text:p text:style-name="P24">{};</text:p>
      <text:p text:style-name="P24">rebdev::Cat::Cat(char * voice, char * name):</text:p>
      <text:p text:style-name="P24"><text:s text:c="2"/>voice_(voice),</text:p>
      <text:p text:style-name="P24"><text:s text:c="2"/>name_(name)</text:p>
      <text:p text:style-name="P24">{};</text:p>
      <text:p text:style-name="P24"/>
      <text:p text:style-name="P24"/>
      <text:p text:style-name="P24">char * rebdev::Cat::voice()</text:p>
      <text:p text:style-name="P24">{</text:p>
      <text:p text:style-name="P24"><text:s text:c="2"/>return voice_;</text:p>
      <text:p text:style-name="P24">};</text:p>
      <text:p text:style-name="P24">char * rebdev::Cat::name(){</text:p>
      <text:p text:style-name="P24"><text:s text:c="2"/>return name_;</text:p>
      <text:p text:style-name="P24">};</text:p>
      <text:p text:style-name="P19"/>
      <text:p text:style-name="P22"><text:span text:style-name="T23">./&lt;ROOT&gt;/</text:span><text:span text:style-name="T25">dog.hpp</text:span></text:p>
      <text:p text:style-name="P40">#ifndef DOG_HPP</text:p>
      <text:p text:style-name="P24">#define DOG_HPP</text:p>
      <text:p text:style-name="P24">#include "pet.hpp"</text:p>
      <text:p text:style-name="P24">namespace rebdev</text:p>
      <text:p text:style-name="P24">{</text:p>
      <text:p text:style-name="P24"><text:s text:c="2"/>class Dog: public Pet</text:p>
      <text:p text:style-name="P24"><text:s text:c="2"/>{</text:p>
      <text:p text:style-name="P24"><text:s text:c="4"/>public:</text:p>
      <text:p text:style-name="P24"><text:soft-page-break/><text:s text:c="4"/>Dog();</text:p>
      <text:p text:style-name="P24"><text:s text:c="4"/>Dog(char * voice, char * name);</text:p>
      <text:p text:style-name="P24"/>
      <text:p text:style-name="P24"><text:s text:c="4"/>char * voice();</text:p>
      <text:p text:style-name="P24"><text:s text:c="4"/>char * name();</text:p>
      <text:p text:style-name="P24"/>
      <text:p text:style-name="P24"><text:s text:c="4"/>private:</text:p>
      <text:p text:style-name="P24"><text:s text:c="4"/>char * name_;</text:p>
      <text:p text:style-name="P24"><text:s text:c="4"/>char * voice_;</text:p>
      <text:p text:style-name="P24"><text:s text:c="2"/>};</text:p>
      <text:p text:style-name="P24">}</text:p>
      <text:p text:style-name="P42">#endif</text:p>
      <text:p text:style-name="P44"><text:span text:style-name="T23"/></text:p>
      <text:p text:style-name="P44"><text:span text:style-name="T23">./&lt;ROOT&gt;/</text:span><text:span text:style-name="T25">dog.cpp</text:span></text:p>
      <text:p text:style-name="P43">#include "dog.hpp"</text:p>
      <text:p text:style-name="P42"/>
      <text:p text:style-name="P42">rebdev::Dog::Dog():</text:p>
      <text:p text:style-name="P42"><text:s text:c="2"/>voice_("Gav"),</text:p>
      <text:p text:style-name="P42"><text:s text:c="2"/>name_("Polkan")</text:p>
      <text:p text:style-name="P42">{};</text:p>
      <text:p text:style-name="P42">rebdev::Dog::Dog(char * voice, char * name):</text:p>
      <text:p text:style-name="P42"><text:s text:c="2"/>voice_(voice),</text:p>
      <text:p text:style-name="P42"><text:s text:c="2"/>name_(name)</text:p>
      <text:p text:style-name="P42">{};</text:p>
      <text:p text:style-name="P42"/>
      <text:p text:style-name="P42"/>
      <text:p text:style-name="P42">char * rebdev::Dog::voice()</text:p>
      <text:p text:style-name="P42">{</text:p>
      <text:p text:style-name="P42"><text:s text:c="2"/>return voice_;</text:p>
      <text:p text:style-name="P42">};</text:p>
      <text:p text:style-name="P42">char * rebdev::Dog::name(){</text:p>
      <text:p text:style-name="P42"><text:s text:c="2"/>return name_;</text:p>
      <text:p text:style-name="P42">};</text:p>
      <text:p text:style-name="P44"><text:span text:style-name="T23"/></text:p>
      <text:p text:style-name="P44"><text:span text:style-name="T23">./&lt;ROOT&gt;/</text:span><text:span text:style-name="T25">familyPets.hpp</text:span></text:p>
      <text:p text:style-name="P43">#ifndef FAMILYPETS_HPP</text:p>
      <text:p text:style-name="P42">#define FAMILYPETS_HPP</text:p>
      <text:p text:style-name="P42">#include "pet.hpp"</text:p>
      <text:p text:style-name="P42">#include &lt;cstddef&gt;</text:p>
      <text:p text:style-name="P42">namespace rebdev</text:p>
      <text:p text:style-name="P42">{</text:p>
      <text:p text:style-name="P42"><text:s text:c="2"/>class FamilyPets</text:p>
      <text:p text:style-name="P42"><text:s text:c="2"/>{</text:p>
      <text:p text:style-name="P42"><text:s text:c="4"/>public:</text:p>
      <text:p text:style-name="P42"><text:s text:c="6"/>FamilyPets();</text:p>
      <text:p text:style-name="P42"><text:s text:c="6"/>void voice();</text:p>
      <text:p text:style-name="P42"><text:s text:c="6"/>void name();</text:p>
      <text:p text:style-name="P42"><text:s text:c="6"/>FamilyPets * operator+(Pet * newPet);</text:p>
      <text:p text:style-name="P42"><text:s text:c="4"/>private:</text:p>
      <text:p text:style-name="P42"><text:s text:c="6"/>size_t maxNumOfPets_;</text:p>
      <text:p text:style-name="P42"><text:s text:c="6"/>size_t numOfPets_;</text:p>
      <text:p text:style-name="P42"><text:s text:c="6"/>Pet * * pets_;</text:p>
      <text:p text:style-name="P42"><text:s text:c="2"/>};</text:p>
      <text:p text:style-name="P42">}</text:p>
      <text:p text:style-name="P42"><text:soft-page-break/>#endif</text:p>
      <text:p text:style-name="P44"><text:span text:style-name="T23"/></text:p>
      <text:p text:style-name="P44"><text:span text:style-name="T23">./&lt;ROOT&gt;/</text:span><text:span text:style-name="T25">familyPets.cpp</text:span></text:p>
      <text:p text:style-name="P43"><text:span text:style-name="T29">#include "familyPets.hpp"</text:span></text:p>
      <text:p text:style-name="P42"><text:span text:style-name="T29">#include &lt;iostream&gt;</text:span></text:p>
      <text:p text:style-name="P42"/>
      <text:p text:style-name="P42"><text:span text:style-name="T29">rebdev::FamilyPets::FamilyPets():</text:span></text:p>
      <text:p text:style-name="P42"><text:span text:style-name="T29"><text:s text:c="2"/>maxNumOfPets_(0),</text:span></text:p>
      <text:p text:style-name="P42"><text:span text:style-name="T29"><text:s text:c="2"/>numOfPets_(0),</text:span></text:p>
      <text:p text:style-name="P42"><text:span text:style-name="T29"><text:s text:c="2"/>pets_(nullptr)</text:span></text:p>
      <text:p text:style-name="P42"><text:span text:style-name="T29">{};</text:span></text:p>
      <text:p text:style-name="P42"/>
      <text:p text:style-name="P42"><text:span text:style-name="T29">void rebdev::FamilyPets::voice()</text:span></text:p>
      <text:p text:style-name="P42"><text:span text:style-name="T29">{</text:span></text:p>
      <text:p text:style-name="P42"><text:span text:style-name="T29"><text:s text:c="2"/>for (size_t i = 0; i &lt; numOfPets_; ++i)</text:span></text:p>
      <text:p text:style-name="P42"><text:span text:style-name="T29"><text:s text:c="2"/>{</text:span></text:p>
      <text:p text:style-name="P42"><text:span text:style-name="T29"><text:s text:c="4"/>std::cout &lt;&lt; (pets_[i]-&gt;voice()) &lt;&lt; " ";</text:span></text:p>
      <text:p text:style-name="P42"><text:span text:style-name="T29"><text:s text:c="2"/>}</text:span></text:p>
      <text:p text:style-name="P42"><text:span text:style-name="T29"><text:s text:c="2"/>std::cout &lt;&lt; '\n';</text:span></text:p>
      <text:p text:style-name="P42"><text:span text:style-name="T29">};</text:span></text:p>
      <text:p text:style-name="P42"><text:span text:style-name="T29">void rebdev::FamilyPets::name()</text:span></text:p>
      <text:p text:style-name="P42"><text:span text:style-name="T29">{</text:span></text:p>
      <text:p text:style-name="P42"><text:span text:style-name="T29"><text:s text:c="4"/>for (size_t i = 0; i &lt; numOfPets_; ++i)</text:span></text:p>
      <text:p text:style-name="P42"><text:span text:style-name="T29"><text:s text:c="2"/>{</text:span></text:p>
      <text:p text:style-name="P42"><text:span text:style-name="T29"><text:s text:c="4"/>std::cout &lt;&lt; (pets_[i]-&gt;name()) &lt;&lt; " ";</text:span></text:p>
      <text:p text:style-name="P42"><text:span text:style-name="T29"><text:s text:c="2"/>}</text:span></text:p>
      <text:p text:style-name="P42"><text:span text:style-name="T29"><text:s text:c="2"/>std::cout &lt;&lt; '\n';</text:span></text:p>
      <text:p text:style-name="P42"><text:span text:style-name="T29">};</text:span></text:p>
      <text:p text:style-name="P42"><text:span text:style-name="T29">rebdev::FamilyPets * rebdev::FamilyPets::operator+(Pet * newPet)</text:span></text:p>
      <text:p text:style-name="P42"><text:span text:style-name="T29">{</text:span></text:p>
      <text:p text:style-name="P42"><text:span text:style-name="T29"><text:s text:c="2"/>Pet * * newPets = new Pet *[numOfPets_ + 1];</text:span></text:p>
      <text:p text:style-name="P42"><text:span text:style-name="T29"><text:s text:c="2"/>for (size_t i = 0; i &lt; numOfPets_; ++i)</text:span></text:p>
      <text:p text:style-name="P42"><text:span text:style-name="T29"><text:s text:c="2"/>{</text:span></text:p>
      <text:p text:style-name="P42"><text:span text:style-name="T29"><text:s text:c="4"/>newPets[i] = pets_[i];</text:span></text:p>
      <text:p text:style-name="P42"><text:span text:style-name="T29"><text:s text:c="2"/>}</text:span></text:p>
      <text:p text:style-name="P42"><text:span text:style-name="T29"><text:s text:c="2"/>newPets[numOfPets_] = newPet;</text:span></text:p>
      <text:p text:style-name="P42"><text:span text:style-name="T29"><text:s text:c="2"/>delete[] pets_;</text:span></text:p>
      <text:p text:style-name="P42"><text:span text:style-name="T29"><text:s text:c="2"/>pets_ = newPets;</text:span></text:p>
      <text:p text:style-name="P42"><text:span text:style-name="T29"><text:s text:c="2"/>newPets = nullptr;</text:span></text:p>
      <text:p text:style-name="P42"/>
      <text:p text:style-name="P42"><text:span text:style-name="T29"><text:s text:c="2"/>numOfPets_ += 1;</text:span></text:p>
      <text:p text:style-name="P42"><text:span text:style-name="T29"><text:s text:c="2"/>return this;</text:span></text:p>
      <text:p text:style-name="P42"><text:span text:style-name="T29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MT4" style:family="text">
      <style:text-properties officeooo:rsid="00252130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<text:span text:style-name="MT4">Виртуальные методы</text:span>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7</meta:editing-cycles>
    <meta:creation-date>2022-04-04T20:17:00</meta:creation-date>
    <dc:date>2023-12-25T00:41:16.473175440</dc:date>
    <meta:editing-duration>PT2H2M46S</meta:editing-duration>
    <meta:generator>LibreOffice/7.3.7.2$Linux_X86_64 LibreOffice_project/30$Build-2</meta:generator>
    <meta:document-statistic meta:table-count="0" meta:image-count="0" meta:object-count="0" meta:page-count="4" meta:paragraph-count="177" meta:word-count="442" meta:character-count="3254" meta:non-whitespace-character-count="2721"/>
    <meta:user-defined meta:name="AppVersion">16.0000</meta:user-defined>
    <meta:template xlink:type="simple" xlink:actuate="onRequest" xlink:title="Normal.dotm" xlink:href=""/>
  </office:meta>
</office:document-meta>
</file>